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166cm" table:align="left" style:writing-mode="lr-tb"/>
    </style:style>
    <style:style style:name="Tabla1.A" style:family="table-column">
      <style:table-column-properties style:column-width="2.106cm"/>
    </style:style>
    <style:style style:name="Tabla1.B" style:family="table-column">
      <style:table-column-properties style:column-width="13.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bfbfbf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18cm solid #000000" fo:border-bottom="0.035cm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a2" style:family="table">
      <style:table-properties style:width="15.122cm" table:align="left" style:writing-mode="lr-tb"/>
    </style:style>
    <style:style style:name="Tabla2.A" style:family="table-column">
      <style:table-column-properties style:column-width="6.001cm"/>
    </style:style>
    <style:style style:name="Tabla2.B" style:family="table-column">
      <style:table-column-properties style:column-width="6.752cm"/>
    </style:style>
    <style:style style:name="Tabla2.C" style:family="table-column">
      <style:table-column-properties style:column-width="2.36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bfbfb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2.C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min-row-height="2cm" style:keep-together="false" fo:keep-together="always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C2" style:family="table-cell">
      <style:table-cell-properties style:vertical-align="top" fo:background-color="#bfbfb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3" style:family="table">
      <style:table-properties style:width="4.045cm" table:align="left" style:writing-mode="lr-tb"/>
    </style:style>
    <style:style style:name="Tabla3.A" style:family="table-column">
      <style:table-column-properties style:column-width="4.0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b2b2b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" style:family="table">
      <style:table-properties style:width="4.045cm" table:align="left" style:writing-mode="lr-tb"/>
    </style:style>
    <style:style style:name="Tabla4.A" style:family="table-column">
      <style:table-column-properties style:column-width="4.04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b2b2b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" style:family="table">
      <style:table-properties style:width="7.546cm" table:align="left" style:writing-mode="lr-tb"/>
    </style:style>
    <style:style style:name="Tabla5.A" style:family="table-column">
      <style:table-column-properties style:column-width="7.54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6" style:family="table">
      <style:table-properties style:width="5.796cm" table:align="left" style:writing-mode="lr-tb"/>
    </style:style>
    <style:style style:name="Tabla6.A" style:family="table-column">
      <style:table-column-properties style:column-width="5.79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" style:family="table">
      <style:table-properties style:width="6.295cm" table:align="left" style:writing-mode="lr-tb"/>
    </style:style>
    <style:style style:name="Tabla8.A" style:family="table-column">
      <style:table-column-properties style:column-width="6.295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bfbfb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Normal_20__28_Web_29_">
      <style:text-properties style:font-name="Times"/>
    </style:style>
    <style:style style:name="P2" style:family="paragraph" style:parent-style-name="Normal_20__28_Web_29_">
      <style:text-properties style:font-name="Times" style:font-name-complex="Arial"/>
    </style:style>
    <style:style style:name="P3" style:family="paragraph" style:parent-style-name="Normal_20__28_Web_29_">
      <style:text-properties style:font-name="Times" fo:language="es" fo:country="ES" style:font-name-complex="Arial"/>
    </style:style>
    <style:style style:name="P4" style:family="paragraph" style:parent-style-name="Normal_20__28_Web_29_">
      <style:paragraph-properties fo:margin-top="0.176cm" fo:margin-bottom="0.176cm" style:snap-to-layout-grid="false"/>
    </style:style>
    <style:style style:name="P5" style:family="paragraph" style:parent-style-name="Standard">
      <style:paragraph-properties style:line-height-at-least="0.423cm" style:snap-to-layout-grid="false"/>
    </style:style>
    <style:style style:name="P6" style:family="paragraph" style:parent-style-name="Standard">
      <style:paragraph-properties style:line-height-at-least="0.423cm" fo:text-align="center" style:justify-single-word="false"/>
    </style:style>
    <style:style style:name="P7" style:family="paragraph" style:parent-style-name="Standard">
      <style:paragraph-properties style:line-height-at-least="0.423cm" fo:text-align="center" style:justify-single-word="false" style:snap-to-layout-grid="false"/>
    </style:style>
    <style:style style:name="P8" style:family="paragraph" style:parent-style-name="Standard">
      <style:paragraph-properties style:line-height-at-least="0.423cm" fo:text-align="justify" style:justify-single-word="false"/>
    </style:style>
    <style:style style:name="P9" style:family="paragraph" style:parent-style-name="Standard">
      <style:paragraph-properties style:line-height-at-least="0.423cm" fo:text-align="justify" style:justify-single-word="false" style:snap-to-layout-grid="false"/>
    </style:style>
    <style:style style:name="P10" style:family="paragraph" style:parent-style-name="Standard">
      <style:paragraph-properties style:line-height-at-least="0.423cm"/>
      <style:text-properties fo:font-weight="bold" style:font-weight-asian="bold"/>
    </style:style>
    <style:style style:name="P11" style:family="paragraph" style:parent-style-name="Standard">
      <style:paragraph-properties style:line-height-at-least="0.423cm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style:text-autospace="none"/>
      <style:text-properties style:language-asian="fr" style:country-asian="FR" style:font-name-complex="Times New Roman"/>
    </style:style>
    <style:style style:name="P13" style:family="paragraph" style:parent-style-name="Standard">
      <style:paragraph-properties style:line-height-at-least="0.423cm" fo:text-align="justify" style:justify-single-word="false"/>
      <style:text-properties style:language-asian="fr" style:country-asian="FR" style:font-name-complex="Times New Roman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style:line-height-at-least="0.423cm" fo:text-align="justify" style:justify-single-word="false"/>
      <style:text-properties fo:language="en" fo:country="GB" style:language-asian="fr" style:country-asian="FR" style:font-name-complex="Times New Roman"/>
    </style:style>
    <style:style style:name="P16" style:family="paragraph" style:parent-style-name="Standard">
      <style:paragraph-properties fo:margin-left="0cm" fo:margin-right="0cm" style:line-height-at-least="0.423cm" fo:text-indent="0.377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.199cm" fo:margin-right="0.199cm" style:line-height-at-least="0.423cm" fo:text-indent="0.379cm" style:auto-text-indent="false"/>
    </style:style>
    <style:style style:name="P18" style:family="paragraph" style:parent-style-name="Standard">
      <style:paragraph-properties fo:margin-left="0.199cm" fo:margin-right="0.199cm" style:line-height-at-least="0.423cm" fo:text-indent="0.379cm" style:auto-text-indent="false" style:snap-to-layout-grid="false"/>
    </style:style>
    <style:style style:name="P19" style:family="paragraph" style:parent-style-name="Standard">
      <style:paragraph-properties fo:margin-left="0.127cm" fo:margin-right="0.125cm" style:line-height-at-least="0.423cm" fo:text-indent="0.123cm" style:auto-text-indent="false" style:snap-to-layout-grid="false"/>
    </style:style>
    <style:style style:name="P20" style:family="paragraph" style:parent-style-name="Standard">
      <style:paragraph-properties fo:margin-left="0cm" fo:margin-right="0cm" fo:text-indent="1.251cm" style:auto-text-indent="false" style:text-autospace="none"/>
    </style:style>
    <style:style style:name="P21" style:family="paragraph" style:parent-style-name="Standard">
      <style:paragraph-properties fo:margin-left="0cm" fo:margin-right="0cm" fo:text-indent="1.251cm" style:auto-text-indent="false" style:text-autospace="none"/>
      <style:text-properties style:language-asian="fr" style:country-asian="FR" style:font-name-complex="Times New Roman"/>
    </style:style>
    <style:style style:name="P22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fo:language="fr" fo:country="FR"/>
    </style:style>
    <style:style style:name="P24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fo:language="en" fo:country="GB"/>
    </style:style>
    <style:style style:name="P25" style:family="paragraph" style:parent-style-name="Standard">
      <style:paragraph-properties fo:margin-left="2cm" fo:margin-right="0cm" fo:text-indent="0cm" style:auto-text-indent="false" style:text-autospace="none"/>
      <style:text-properties style:language-asian="fr" style:country-asian="FR" style:font-name-complex="Times New Roman"/>
    </style:style>
    <style:style style:name="P26" style:family="paragraph" style:parent-style-name="Standard">
      <style:paragraph-properties fo:margin-left="2cm" fo:margin-right="0cm" fo:text-indent="-0.75cm" style:auto-text-indent="false" style:text-autospace="none"/>
      <style:text-properties style:language-asian="fr" style:country-asian="FR" style:font-name-complex="Times New Roman"/>
    </style:style>
    <style:style style:name="P27" style:family="paragraph" style:parent-style-name="Standard">
      <style:paragraph-properties fo:margin-left="2cm" fo:margin-right="0cm" style:line-height-at-least="0.423cm" fo:text-align="justify" style:justify-single-word="false" fo:text-indent="-0.75cm" style:auto-text-indent="false"/>
    </style:style>
    <style:style style:name="P28" style:family="paragraph" style:parent-style-name="Standard">
      <style:paragraph-properties fo:margin-left="1.251cm" fo:margin-right="0cm" style:line-height-at-least="0.423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1.251cm" fo:margin-right="0cm" style:line-height-at-least="0.423cm" fo:text-align="justify" style:justify-single-word="false" fo:text-indent="0.75cm" style:auto-text-indent="false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Standard">
      <style:paragraph-properties fo:margin-left="0.199cm" fo:margin-right="0.199cm" style:line-height-at-least="0.423cm" fo:text-indent="0cm" style:auto-text-indent="false"/>
      <style:text-properties fo:language="fr" fo:country="FR"/>
    </style:style>
    <style:style style:name="P32" style:family="paragraph" style:parent-style-name="Standard">
      <style:paragraph-properties fo:margin-left="0.199cm" fo:margin-right="0.199cm" style:line-height-at-least="0.423cm" fo:text-indent="0cm" style:auto-text-indent="false" style:snap-to-layout-grid="false"/>
      <style:text-properties fo:language="fr" fo:country="FR"/>
    </style:style>
    <style:style style:name="P33" style:family="paragraph" style:parent-style-name="Standard">
      <style:paragraph-properties fo:margin-left="0cm" fo:margin-right="0.199cm" style:line-height-at-least="0.423cm" fo:text-indent="0cm" style:auto-text-indent="false" style:snap-to-layout-grid="false"/>
      <style:text-properties fo:color="#0000ff"/>
    </style:style>
    <style:style style:name="P34" style:family="paragraph" style:parent-style-name="Standard">
      <style:paragraph-properties fo:text-align="justify" style:justify-single-word="false"/>
      <style:text-properties fo:language="en" fo:country="GB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Times" fo:font-weight="bold" style:font-weight-asian="bold" style:font-name-complex="Times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style:language-asian="fr" style:country-asian="FR" style:font-name-complex="Times New Roman"/>
    </style:style>
    <style:style style:name="T7" style:family="text">
      <style:text-properties style:language-asian="fr" style:country-asian="FR" style:font-name-complex="CMR10"/>
    </style:style>
    <style:style style:name="T8" style:family="text">
      <style:text-properties fo:language="en" fo:country="GB" style:language-asian="fr" style:country-asian="FR" style:font-name-complex="Times New Roman"/>
    </style:style>
    <style:style style:name="T9" style:family="text">
      <style:text-properties fo:language="en" fo:country="GB" fo:font-style="italic" style:language-asian="fr" style:country-asian="FR" style:font-style-asian="italic" style:font-name-complex="Times New Roman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CURS 2012-2013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1">Codi : </text:span><text:span text:style-name="T3">2780</text:span></text:p>
          </table:table-cell>
          <table:table-cell table:style-name="Tabla1.B1" office:value-type="string">
            <text:p text:style-name="P4"><text:span text:style-name="T2">Assignatura: </text:span><text:span text:style-name="T4">Fonaments del Processament Digital del Senyal</text:span></text:p>
            <text:p text:style-name="P16"/>
          </table:table-cell>
        </table:table-row>
        <table:table-row table:style-name="Tabla1.1">
          <table:table-cell table:style-name="Tabla1.A2" office:value-type="string">
            <text:p text:style-name="P7"/>
            <text:p text:style-name="P11">Curs</text:p>
            <text:p text:style-name="P11"/>
            <text:p text:style-name="P11">Estudis</text:p>
            <text:p text:style-name="P10"/>
            <text:p text:style-name="P11"/>
            <text:p text:style-name="P6"/>
            <text:p text:style-name="P6"/>
          </table:table-cell>
          <table:table-cell table:style-name="Tabla1.B2" office:value-type="string">
            <text:p text:style-name="P18"/>
            <text:p text:style-name="P17">2012-2013</text:p>
            <text:p text:style-name="P17"/>
            <text:p text:style-name="P17">Optativa Llicenciatura en Matemàtiques (pla d’estudis 2001)</text:p>
            <text:p text:style-name="P17"/>
            <text:p text:style-name="P17"/>
          </table:table-cell>
        </table:table-row>
      </table:table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9">PROFESSOR</text:p>
          </table:table-cell>
          <table:table-cell table:style-name="Tabla2.B1" office:value-type="string">
            <text:p text:style-name="P9"/>
          </table:table-cell>
          <table:table-cell table:style-name="Tabla2.C1" office:value-type="string">
            <text:p text:style-name="P7"/>
          </table:table-cell>
        </table:table-row>
        <table:table-row table:style-name="Tabla2.2">
          <table:table-cell table:style-name="Tabla2.A2" table:number-columns-spanned="2" office:value-type="string">
            <text:p text:style-name="P32">José Luis Lisani Roca </text:p>
            <text:p text:style-name="P32">email: joseluis.lisani@uib.es</text:p>
            <text:p text:style-name="P31"><text:s text:c="3"/></text:p>
          </table:table-cell>
          <table:covered-table-cell/>
          <table:table-cell table:style-name="Tabla2.C2" office:value-type="string">
            <text:p text:style-name="P33"><text:s text:c="4"/></text:p>
          </table:table-cell>
        </table:table-row>
      </table:table>
      <text:p text:style-name="P8"/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PREREQUISITS</text:p>
          </table:table-cell>
        </table:table-row>
      </table:table>
      <text:p text:style-name="P8"/>
      <text:p text:style-name="P1">2750 Anàlisi Matemàtica I</text:p>
      <text:p text:style-name="P1">2759 Anàlisi Matemàtica II</text:p>
      <text:p text:style-name="P1">2760 Ampliació d’Anàlisi Matemàtica </text:p>
      <text:p text:style-name="P1">2767 Anàlisi Matemàtica III</text:p>
      <text:p text:style-name="P8"/>
      <text:p text:style-name="P8"/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>DESCRIPTORS</text:p>
          </table:table-cell>
        </table:table-row>
      </table:table>
      <text:p text:style-name="P8"/>
      <text:p text:style-name="P2">Tècniques clàssiques de processament de senyals i imatges. </text:p>
      <text:p text:style-name="P3">Models matemàtics per al filtratge i la segmentació. </text:p>
      <text:p text:style-name="P3">Els problemes de mostreig i quantificació. </text:p>
      <text:p text:style-name="P2">Algoritmes numèric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19">PROGRAMA DE L’ASSIGNATURA</text:p>
          </table:table-cell>
        </table:table-row>
      </table:table>
      <text:p text:style-name="P8"/>
      <text:p text:style-name="P8">Part I : <text:span text:style-name="T7">Introducció al Processament Digital del Senyal</text:span></text:p>
      <text:p text:style-name="P8"/>
      <text:p text:style-name="P12">Tema 1. Conceptes bàsics.</text:p>
      <text:p text:style-name="P21">1.1. Introducció històrica.</text:p>
      <text:p text:style-name="P21">1.2. Senyals analògics i digitals.</text:p>
      <text:p text:style-name="P21">1.3. El procés de digitalització. Discretització i Quantització.</text:p>
      <text:p text:style-name="P21">1.4. Senyals i sistemes discrets unidimensionals. Sistemes lineals.</text:p>
      <text:p text:style-name="P21">1.5. Representació freqüencial de senyals discrets.</text:p>
      <text:p text:style-name="P21">1.6. Senyals bi-dimensionals: imatges.</text:p>
      <text:p text:style-name="P21">1.7. Senyals aleatoris: renou.</text:p>
      <text:p text:style-name="P12"/>
      <text:p text:style-name="P12">Tema 2. El procés de digitalització.</text:p>
      <text:p text:style-name="P20"><text:span text:style-name="T6">2.1. Mostreig periòdic. Representació freqü</text:span><text:span text:style-name="T6">encial.</text:span></text:p>
      <text:p text:style-name="P26">2.2. Reconstrucció del senyal continu a partir de les seves mostres:</text:p>
      <text:p text:style-name="P25">Teorema de Nyquist-Shannon. Aliasing. El fenomen de Gibbs.</text:p>
      <text:p text:style-name="P21">2.3. Quantització. Renou de quantització.</text:p>
      <text:p text:style-name="P21">2.4. Conversió Digital-Analògica.</text:p>
      <text:p text:style-name="P21">2.5. El cas bi-dimensional (imatges).</text:p>
      <text:p text:style-name="P21"/>
      <text:p text:style-name="P12">Tema 3. Operacions bàsiques de processament del senyal.</text:p>
      <text:p text:style-name="P21">3.1. Filtres freqüencials: passa-baix, passa-banda i passa-alt.</text:p>
      <text:p text:style-name="P21">3.2. Interpolació i delmació.</text:p>
      <text:p text:style-name="P21">3.3. Filtratge per convolució.</text:p>
      <text:p text:style-name="P26">3.4. Qüestions pràctiques: la transformada ràpida de Fourier (FFT) i la transformada discreta de Fourier (DFT).</text:p>
      <text:p text:style-name="P8"/>
      <text:p text:style-name="P8">Part II: Introducció al Processament Digital d’Imatges.</text:p>
      <text:p text:style-name="P8"/>
      <text:p text:style-name="P8">Tema 4. Introducció als fonaments de la visió per ordinador.</text:p>
      <text:p text:style-name="P28">4.1. Fonaments de la visió: els elements de la percepció visual i la formació </text:p>
      <text:p text:style-name="P28"><text:s text:c="7"/><text:span text:style-name="T5">de les imatges.</text:span></text:p>
      <text:p text:style-name="P22"><text:span text:style-name="T5">4.2. Principis bàsics de la visió</text:span><text:span text:style-name="T5">.</text:span></text:p>
      <text:p text:style-name="P27">4.3. La representació digital de les imatges: adquisició, emmagatzemament, </text:p>
      <text:p text:style-name="P27"><text:tab/><text:span text:style-name="T5">processament, compressió.</text:span></text:p>
      <text:p text:style-name="P23">4.4. Propietats dels pixels: entorns locals, connectivitat, distàncies.</text:p>
      <text:p text:style-name="P22">4.5. Geometria de la imatge: transformacions bàsiques, el model de la càmera,</text:p>
      <text:p text:style-name="P28"><text:s text:c="7"/>calibració de càmeres.</text:p>
      <text:p text:style-name="P22">4.6. Principals problemes i aplicacions en el processament digital d’imatges: </text:p>
      <text:p text:style-name="P22"><text:s text:c="7"/>realçament, restauració, segmentació, compressió.</text:p>
      <text:p text:style-name="P22"/>
      <text:p text:style-name="P8">Tema 5. <text:span text:style-name="T5">Transformacions d’imatges.</text:span></text:p>
      <text:p text:style-name="P23">5.1. Transformacions lineals: la transformada discreta de Fourier </text:p>
      <text:p text:style-name="P28"><text:span text:style-name="T5"><text:s text:c="8"/></text:span>bidi-mensional, la transformada de Haar.</text:p>
      <text:p text:style-name="P22">5.2. La FFT: aplicació al problema del filtrat, zoom, translacions i</text:p>
      <text:p text:style-name="P28"><text:s text:c="7"/>rotacions de la imatge.</text:p>
      <text:p text:style-name="P22">5.3. Altres tipus de transformacions. Onetes.</text:p>
      <text:p text:style-name="P22"/>
      <text:p text:style-name="P8">Tema 6. Realçament d’imatges.</text:p>
      <text:p text:style-name="P22">6.1. El realçament d’imatges. Els models freqüencials multiespectrals.</text:p>
      <text:p text:style-name="P22">6.2. Equalització de l’histograma.</text:p>
      <text:p text:style-name="P22">6.3. Un model variacional: La variació total (TV).</text:p>
      <text:p text:style-name="P22"/>
      <text:p text:style-name="P8">Tema 7. Restauració i filtrage d’imatges.</text:p>
      <text:p text:style-name="P22">7.1. Introducció i definicions.</text:p>
      <text:p text:style-name="P22">7.2. Diferents tipus de renou en les imatges digitals. Models degradats.</text:p>
      <text:p text:style-name="P22">7.3. Models lineals: el filtre de Wiener, Kalman, Fourier.</text:p>
      <text:p text:style-name="P22"><text:soft-page-break/>7.4. Models basats en equacions en derivades parcials.</text:p>
      <text:p text:style-name="P29">7.4.1. El model lineal de l’equació de la calor.</text:p>
      <text:p text:style-name="P29">7.4.2. Models no lineals. L’equació de la curvatura mitja.</text:p>
      <text:p text:style-name="P29">7.4.3. Filtres morfològics: erosió, dilatació, filtres media.</text:p>
      <text:p text:style-name="P29">7.4.4. La teoria del Scale-Space. L’anàlisi multiescala.</text:p>
      <text:p text:style-name="P29">7.4.5. Un model de filtre de shock.</text:p>
      <text:p text:style-name="P29"/>
      <text:p text:style-name="P8">Tema 8. Segmentació d’imatges.</text:p>
      <text:p text:style-name="P22">8.1. Detecció de contorns i segmentació de regions.</text:p>
      <text:p text:style-name="P22">8.2. Imatges binàries. Modificació de l’histograma.</text:p>
      <text:p text:style-name="P24">8.3. El mètodes de Region Growing i Region Merging.</text:p>
      <text:p text:style-name="P22">8.4. Mètodes variacionals: el model de Mumford-Shah.</text:p>
      <text:p text:style-name="P23">8.5. Els models de contorns actius. Exemples.</text:p>
      <text:p text:style-name="P8"/>
      <text:p text:style-name="P8"/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>BIBLIOGRAFIA BÀSICA</text:p>
          </table:table-cell>
        </table:table-row>
      </table:table>
      <text:p text:style-name="P14"/>
      <text:p text:style-name="P8"><text:span text:style-name="T6">1.- </text:span><text:span text:style-name="T6">Apunts de l’assignatura. B. Coll, J.L. Lisani, 2004.</text:span></text:p>
      <text:p text:style-name="P8"><text:span text:style-name="T8">2.- </text:span><text:span text:style-name="T9">Discrete-Time Signal Processing</text:span><text:span text:style-name="T8">. A.V. Oppenheim, R.W. Schafer. Prentice-Hall,</text:span></text:p>
      <text:p text:style-name="P15">1989.</text:p>
      <text:p text:style-name="P8"><text:span text:style-name="T8">3.- </text:span><text:span text:style-name="T9">A Wavelet Tour of Signal Processing</text:span><text:span text:style-name="T8">. S. Mallat. Academic Press, 1998.</text:span></text:p>
      <text:p text:style-name="P8"><text:span text:style-name="T8">4.- </text:span><text:span text:style-name="T9">Digital image processing</text:span><text:span text:style-name="T8">. R.C. Gonzalez, R.E. Woods. Addison Wesley, 1993.</text:span></text:p>
      <text:p text:style-name="P8"><text:span text:style-name="T8">5.- </text:span><text:span text:style-name="T9">Fundamentals of digital image processing</text:span><text:span text:style-name="T8">. A. K. Jain. Prentice Hall. 1989.</text:span></text:p>
      <text:p text:style-name="P8"><text:span text:style-name="T8">6.- </text:span><text:span text:style-name="T9">Variational Methods in Image Segmentation</text:span><text:span text:style-name="T8">. </text:span><text:span text:style-name="T6">J.M. Morel, S. Solimini, Progress</text:span></text:p>
      <text:p text:style-name="P8"><text:span text:style-name="T8">in Nonlinear Differential Equations</text:span><text:span text:style-name="T8"> and Their Applications, Birkhäuser, Basel, 1995.</text:span></text:p>
      <text:p text:style-name="P8"><text:span text:style-name="T8">7.- </text:span><text:span text:style-name="T9">Mathematical problems in image processing</text:span><text:span text:style-name="T8">. G. Aubert i P. Kornprobst. Springer.</text:span></text:p>
      <text:p text:style-name="P15">2002.</text:p>
      <text:p text:style-name="P8"><text:span text:style-name="T8">8.- </text:span><text:span text:style-name="T9">Image Iterative Smoothing and P.D.E.’s</text:span><text:span text:style-name="T8">. F. Guichard, J.M. Morel, Llibre en</text:span></text:p>
      <text:p text:style-name="P13">preparació, CMLA ENS Cachan (Paris), 2002</text:p>
      <text:p text:style-name="P8"/>
      <text:p text:style-name="P8"/>
      <text:p text:style-name="P8"/>
      <text:p text:style-name="P8"/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ELEMENTS D’AVALUACIÓ</text:p>
          </table:table-cell>
        </table:table-row>
      </table:table>
      <text:p text:style-name="P8"/>
      <text:p text:style-name="P14">L’avaluació de l’assignatura es farà mitjantcant un treball individual. Aquest treball consistirà en la programació (en llenguatge C o Matlab) d’un algoritme de processament del senyal propossat pels professors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R10" svg:font-family="CMR10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" fo:font-size="12pt" fo:language="es" fo:country="ES" style:font-name-asian="Times New Roman" style:font-size-asian="12pt" style:language-asian="zxx" style:country-asian="none" style:font-name-complex="Times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27cm" style:line-height-at-least="0.423cm" fo:text-align="center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423cm" fo:text-align="end" style:justify-single-word="false" fo:keep-with-next="always"/>
      <style:text-properties fo:color="#808080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55cm" fo:page-height="29.66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80 Curs 2010-11</dc:title>
    <meta:initial-creator>513/SCK65005J9KN</meta:initial-creator>
    <meta:creation-date>2004-02-13T11:18:00</meta:creation-date>
    <dc:creator>José Luis Lisani</dc:creator>
    <dc:date>2012-06-29T13:38:53</dc:date>
    <meta:editing-cycles>42</meta:editing-cycles>
    <meta:editing-duration>PT1H27M14S</meta:editing-duration>
    <meta:generator>OpenOffice.org/3.3$Unix OpenOffice.org_project/330m20$Build-9567</meta:generator>
    <meta:document-statistic meta:table-count="7" meta:image-count="0" meta:object-count="0" meta:page-count="3" meta:paragraph-count="97" meta:word-count="614" meta:character-count="4490"/>
  </office:meta>
</office:document-meta>
</file>